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OpenSymbol" svg:font-family="OpenSymbol"/>
    <style:font-face style:name="Tahoma1" svg:font-family="Tahoma"/>
    <style:font-face style:name="arial" svg:font-family="arial, sans-serif-light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none" fo:country="none"/>
    </style:style>
    <style:style style:name="P2" style:family="paragraph" style:parent-style-name="Standard" style:list-style-name="L1"/>
    <style:style style:name="T1" style:family="text">
      <style:text-properties fo:language="none" fo:country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redne zadatke uraditi uz dokumentovanje postupka. Potrebno je dostaviti ili kod koji izvršava neophodne korake, ili jasno dokumentovati alate, komande koje su upotrebljene i dodatne korake. </text:p>
      <text:p text:style-name="P1"/>
      <text:p text:style-name="Standard"><text:span text:style-name="T1">Sugerišemo da zadatak uradite u Python programskom jeziku. Postupak je testiran u njemu, i upotrebom biblioteka pandas, spacy, sklearn, json i requests je moguće izvršiti proceduru. </text:span></text:p>
      <text:p text:style-name="Standard"><text:span text:style-name="T1"/></text:p>
      <text:p text:style-name="Standard"><text:span text:style-name="T1">Izvršiti sledeće:</text:span></text:p>
      <text:list xml:id="list1160178830210100039" text:style-name="L1">
        <text:list-item>
          <text:p text:style-name="P2"><text:span text:style-name="T1">Spojiti tabele descriptive_attributes.csv i numeric_atributes.csv . U obe tabele je dostupna kolona movieID i spojiti redove po toj koloni. Redove koji nemaju par u drugoj tabeli odbaciti.</text:span></text:p>
        </text:list-item>
        <text:list-item>
          <text:p text:style-name="P2"><text:span text:style-name="T1">Prebrojati redove u kojima nije popunjena vrednost kolone isGood</text:span></text:p>
        </text:list-item>
        <text:list-item>
          <text:p text:style-name="P2"><text:span text:style-name="T1">Popuniti nedostajuće vrednosti u koloni prosečne ocene</text:span></text:p>
        </text:list-item>
        <text:list-item>
          <text:p text:style-name="P2"><text:span text:style-name="T1">Izdvojiti i ispisati redove u kojima je godina početka emitovanja iznad 2000 i prosečna ocena gledalaca iznad 3. Prebrojati broj redova.</text:span></text:p>
        </text:list-item>
        <text:list-item>
          <text:p text:style-name="P2"><text:span text:style-name="T1">Iscrtati histogram vrednosti za prosečnu ocenu elemenata tabele. Uzeti 10 polja u grafiku.</text:span></text:p>
        </text:list-item>
        <text:list-item>
          <text:p text:style-name="P2"><text:span text:style-name="T1">Izračunati i ispisati prosečnu vrednost ocene za svaku kategoriju videa (movie, short,tvMiniSeries...)</text:span></text:p>
        </text:list-item>
        <text:list-item>
          <text:p text:style-name="P2"><text:span text:style-name="T1">Dodati u tablu kolonu “similarity” u kojoj će biti upisana numerička sličnost naslova filma sa naslovom “The French Connection”. Izdvojiti 10 redova sa najvišom vrednošću. </text:span></text:p>
        </text:list-item>
        <text:list-item>
          <text:p text:style-name="P2"><text:span text:style-name="T1">Kreirati tabelu reci koje se pojavljuju u naslovima filmova, i broj njihovog pojavljivanja u celoj tabeli</text:span></text:p>
          <text:p text:style-name="P2"><text:span text:style-name="T1"/></text:p>
        </text:list-item>
        <text:list-item>
          <text:p text:style-name="P2"><text:span text:style-name="T1">Pozvati api get metodom sa adrese “</text:span><text:a xlink:type="simple" xlink:href="https://api.coindesk.com/v1/bpi/currentprice.json" text:style-name="Internet_20_link" text:visited-style-name="Visited_20_Internet_20_Link">https://api.coindesk.com/v1/bpi/currentprice.json</text:a><text:span text:style-name="T1">”. Iz rezultata izvući za bpi, i usd vrednost rate_float</text:span></text:p>
        </text:list-item>
      </text:list>
      <text:p text:style-name="Standard"><text:span text:style-name="T1"/></text:p>
      <text:p text:style-name="Standard"><text:span text:style-name="T1">Dodatno dati pisani predlog rešenja za sledeći problem:</text:span></text:p>
      <text:p text:style-name="Standard"><text:span text:style-name="T1"/></text:p>
      <text:p text:style-name="Standard"><text:span text:style-name="T1">Klijent je arhivirao prethodne pretrage korisnika njegove aplikacije. Od podataka su sačuvani ime korisnika, <text:s/>njegove godine, datum pretrage, koji tekst je unet, koji predmet po redu je u okviru vracene liste kupio, <text:s/>u koju kategoriju taj predmet spada, cena predmeta i stanje kredita korisnika u momentu kupovine.</text:span></text:p>
      <text:p text:style-name="Standard"><text:span text:style-name="T1"/></text:p>
      <text:p text:style-name="Standard"><text:span text:style-name="T1">Možete li da predložite neki metoda koji omogućio da predmet iz prave kategorije bude sortiran ranije na listi?</text:span></text:p>
      <text:list xml:id="list37315526" text:continue-numbering="true" text:style-name="L1">
        <text:list-header>
          <text:p text:style-name="P2"><text:span text:style-name="T1"/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OpenSymbol" svg:font-family="OpenSymbol"/>
    <style:font-face style:name="Tahoma1" svg:font-family="Tahoma"/>
    <style:font-face style:name="arial" svg:font-family="arial, sans-serif-light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Title" style:family="paragraph" style:parent-style-name="Standard" style:class="chapter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7M59S</meta:editing-duration>
    <meta:editing-cycles>5</meta:editing-cycles>
    <meta:generator>OpenOffice/4.1.10$Win32 OpenOffice.org_project/4110m2$Build-9807</meta:generator>
    <dc:date>2022-07-08T17:08:40.11</dc:date>
    <dc:creator>Bojan Banjac</dc:creator>
    <meta:document-statistic meta:table-count="0" meta:image-count="0" meta:object-count="0" meta:page-count="1" meta:paragraph-count="15" meta:word-count="282" meta:character-count="1931"/>
    <meta:user-defined meta:name="Info 1"/>
    <meta:user-defined meta:name="Info 2"/>
    <meta:user-defined meta:name="Info 3"/>
    <meta:user-defined meta:name="Info 4"/>
  </office:meta>
</office:document-meta>
</file>